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4pt" style:text-underline-style="solid" style:text-underline-width="auto" style:text-underline-color="font-color" officeooo:rsid="000498d9" officeooo:paragraph-rsid="000498d9" style:font-size-asian="14pt" style:font-size-complex="14pt"/>
    </style:style>
    <style:style style:name="T1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lish</text:p>
      <text:p text:style-name="P1"/>
      <text:p text:style-name="P1">1. Den Eindringling verfolgen</text:p>
      <text:p text:style-name="P1">Diese innovative Technologie sichert einfache und verlässliche Pfaderkennung. Der Pfad des Eindringlings kann nahtlos verfolgt werden und wertvolle Informationen liefern, die potenzielle Risiken minimieren können.</text:p>
      <text:p text:style-name="P1">2. Verdeckungsüberwachung für maximale Sicherheit</text:p>
      <text:p text:style-name="P1">Die intelligente Bewegungserkennung erkennt jegliche Formen von Störungen in dem betroffenen Gebiet. Jeder Versuch den Sensor durch Übersprühen oder Vorhalten eines Spiegels zu verdecken wird erfasst und gemeldet</text:p>
      <text:p text:style-name="P1">3. Maximale Störfestigkeit gegen Fehlalarme</text:p>
      <text:p text:style-name="P1">Jeder Augenblick wird festgehalten. Der passive Infrarotbewegungsmelder benutzt intelligente Signalverarbeitungsmechanismen, um jedes Signalmuster einzeln zu verarbeiten, und kann menschliche Bewegungen von Temperaturschwankungen nahe Böden, Vibrationen und sichtbarem Licht unterscheid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1:23:41.395000000</meta:creation-date>
    <dc:date>2021-04-27T11:24:44.632000000</dc:date>
    <meta:editing-duration>PT1M3S</meta:editing-duration>
    <meta:editing-cycles>1</meta:editing-cycles>
    <meta:document-statistic meta:table-count="0" meta:image-count="0" meta:object-count="0" meta:page-count="1" meta:paragraph-count="7" meta:word-count="97" meta:character-count="842" meta:non-whitespace-character-count="752"/>
    <meta:generator>LibreOffice/7.1.1.2$Windows_X86_64 LibreOffice_project/fe0b08f4af1bacafe4c7ecc87ce55bb426164676</meta:generator>
  </office:meta>
</office:document-meta>
</file>